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625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152cm" svg:y="1.444cm" svg:viewBox="0 0 1306 1255" draw:points="1306,1255 0,1255 0,0 1306,0">
          <text:p/>
        </draw:polygon>
        <draw:frame draw:style-name="gr2" draw:layer="layout" svg:width="1.444cm" svg:height="0.567cm" svg:x="1.131cm" svg:y="0.8cm">
          <draw:text-box>
            <text:p text:style-name="P1"><text:span text:style-name="T1">РЕМОНТ </text:span></text:p>
          </draw:text-box>
        </draw:frame>
        <draw:frame draw:style-name="gr3" draw:layer="layout" svg:width="1.392cm" svg:height="0.907cm" svg:x="2.408cm" svg:y="1.601cm">
          <draw:text-box>
            <text:p text:style-name="P1"><text:span text:style-name="T1">РЕМОНТ <text:s/></text:span></text:p>
          </draw:text-box>
        </draw:frame>
        <draw:frame draw:style-name="gr2" draw:layer="layout" svg:width="1.773cm" svg:height="0.567cm" draw:transform="rotate (1.5707963267949) translate (0.524cm 2.956cm)">
          <draw:text-box>
            <text:p text:style-name="P1"><text:span text:style-name="T1">ШТАТНЫЙ </text:span></text:p>
          </draw:text-box>
        </draw:frame>
        <draw:polygon draw:style-name="gr4" draw:layer="layout" svg:width="1.087cm" svg:height="0.247cm" svg:x="1.287cm" svg:y="1.947cm" svg:viewBox="0 0 1088 248" draw:points="1088,0 1088,248 0,248 0,0">
          <text:p/>
        </draw:polygon>
        <draw:polygon draw:style-name="gr1" draw:layer="layout" svg:width="1.087cm" svg:height="0.247cm" svg:x="1.287cm" svg:y="1.947cm" svg:viewBox="0 0 1088 248" draw:points="1088,0 1088,248 0,248 0,0">
          <text:p/>
        </draw:polygon>
        <draw:polygon draw:style-name="gr5" draw:layer="layout" svg:width="0.459cm" svg:height="0.148cm" svg:x="1.371cm" svg:y="1.998cm" svg:viewBox="0 0 460 149" draw:points="0,74 460,0 460,149">
          <text:p/>
        </draw:polygon>
        <draw:polygon draw:style-name="gr6" draw:layer="layout" svg:width="0.459cm" svg:height="0.148cm" svg:x="1.371cm" svg:y="1.998cm" svg:viewBox="0 0 460 149" draw:points="0,74 460,0 460,149">
          <text:p/>
        </draw:polygon>
        <draw:frame draw:style-name="gr2" draw:layer="layout" svg:width="1.9cm" svg:height="0.567cm" svg:x="0.95cm" svg:y="2.807cm">
          <draw:text-box>
            <text:p text:style-name="P1"><text:span text:style-name="T1">РЕМОНТ 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1:46.968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7:31:56.453000000</dc:date>
    <meta:document-statistic meta:object-count="9"/>
    <meta:template xlink:type="simple" xlink:actuate="onRequest" xlink:title="1" xlink:href="file:///C:/Documents%20and%20Settings/User/Application%20Data/LibreOffice/4/user/template/1.otg" meta:date="2015-09-29T07:31:46.890000000"/>
  </office:meta>
</office:document-meta>
</file>